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background-color="#fff9ae"/>
    </style:style>
    <style:style style:name="P2" style:family="paragraph" style:parent-style-name="Standard">
      <style:text-properties officeooo:paragraph-rsid="00070478"/>
    </style:style>
    <style:style style:name="P3" style:family="paragraph" style:parent-style-name="Standard">
      <style:text-properties officeooo:rsid="00070478" officeooo:paragraph-rsid="00070478" fo:background-color="#ffffff"/>
    </style:style>
    <style:style style:name="P4" style:family="paragraph" style:parent-style-name="Standard">
      <style:text-properties officeooo:rsid="000a5dc5" officeooo:paragraph-rsid="000a5dc5"/>
    </style:style>
    <style:style style:name="P5" style:family="paragraph" style:parent-style-name="Standard">
      <style:text-properties officeooo:rsid="000a5dc5" officeooo:paragraph-rsid="000a5dc5" fo:background-color="#fcd4d1"/>
    </style:style>
    <style:style style:name="P6" style:family="paragraph" style:parent-style-name="Standard">
      <style:text-properties fo:font-size="14pt" fo:font-weight="bold" officeooo:rsid="000bcf0c" officeooo:paragraph-rsid="000bcf0c" style:font-size-asian="14pt" style:font-weight-asian="bold" style:font-size-complex="14pt" style:font-weight-complex="bold"/>
    </style:style>
    <style:style style:name="P7" style:family="paragraph" style:parent-style-name="Standard">
      <style:text-properties officeooo:rsid="000d2b21" officeooo:paragraph-rsid="000d2b21"/>
    </style:style>
    <style:style style:name="T1" style:family="text">
      <style:text-properties officeooo:rsid="00070478"/>
    </style:style>
    <style:style style:name="T2" style:family="text">
      <style:text-properties officeooo:rsid="0008a4d8"/>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a5dc5" style:font-size-asian="14pt" style:font-weight-asian="bold" style:font-size-complex="14pt" style:font-weight-complex="bold"/>
    </style:style>
    <style:style style:name="T6" style:family="text">
      <style:text-properties officeooo:rsid="000eb5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 <text:s text:c="28"/><text:span text:style-name="T3"><text:s text:c="3"/></text:span><text:span text:style-name="T4"><text:s text:c="4"/></text:span><text:span text:style-name="T5">HW2 README</text:span></text:p>
      <text:p text:style-name="Standard"/>
      <text:p text:style-name="Standard"/>
      <text:p text:style-name="Standard">Ödev pdfe uygun olarak istendiği şekilde hazırlanmıştır. <text:span text:style-name="T1">Bu ödevde aşağıdaki systemcallar ve timerhandler implement edilmiştir.</text:span></text:p>
      <text:p text:style-name="Standard"/>
      <text:p text:style-name="P2">EXECV</text:p>
      <text:p text:style-name="P2">FORK</text:p>
      <text:p text:style-name="P2">WAIT<text:tab/></text:p>
      <text:p text:style-name="P2">INIT</text:p>
      <text:p text:style-name="P2">WHOAMI</text:p>
      <text:p text:style-name="P2">RANDOM</text:p>
      <text:p text:style-name="Standard"/>
      <text:p text:style-name="Standard">İstadiğimiz mikrokernel file'ları spim başladıktan sonra aşağıdaki şekilde çağırabilirz.</text:p>
      <text:p text:style-name="Standard"/>
      <text:p text:style-name="P1">spim -file SPIMOS_GTU_1.s</text:p>
      <text:p text:style-name="Standard"/>
      <text:p text:style-name="Standard">İlk mikrokernel programı çalıştıgında i<text:span text:style-name="T1">n</text:span>it system callu çağrıl<text:span text:style-name="T1">ırak</text:span> process table yaratılır. <text:span text:style-name="T1">T</text:span>able içindeki değerlere başlangıç değerleri atanır.</text:p>
      <text:p text:style-name="Standard">Ayrıca çalışan programların takibini tutabilmek için içinde boyutu 20lik bir liste, current index ve Processcountı tutabilmek için ayrı bir stract </text:p>
      <text:p text:style-name="Standard">nesnesi oluşur ve başlangıç değerleri atanır. Bu struct timer quantuma eşit oldugunda içindeki listede tutulan diğer processe geçebilmemizi sağlar.</text:p>
      <text:p text:style-name="Standard">processTable ve schedularTable initte yaratıldıktan sonra fork system callu çağrılır ve if ==0 ile child mı yoksa parent mı kontrolü yapılır eğer</text:p>
      <text:p text:style-name="Standard">child ise <text:span text:style-name="T1">program adı ile </text:span>exec çağrılır ve yüklenmek istenen ilk program exec ile başlar. Bu adım 3 kere gerçekleşir. Memory'de 3 farklı programın</text:p>
      <text:p text:style-name="Standard">yüklenmesi ve çalışması sağlanır. Her timerInterrup gerçekleştiğinde schedular listede tutulan bir sonraki prosesi seçip onu çalıştırır.</text:p>
      <text:p text:style-name="Standard">bu sırada wait system callu id'yi parametre alarak sonlanma kontrolünü sonsuz döngüde yapar. Process counter azalarak 0'a düştüğünde loop sonlanır.<text:span text:style-name="T1">Her programın terminate oldugunu görebiliriz. Yaratılan tüm child prosesler sonlandıktan sonra da init process sonlanmakta.Inıtin </text:span>hepsinin sonlanmasının beklendiğini ve daha sonra ana programın sonlandığını görebiliriz.</text:p>
      <text:p text:style-name="Standard">S<text:span text:style-name="T1">o</text:span>nsuzda dönen waitpid ile arkada zombie processlerin oluşması engellenmiştir.</text:p>
      <text:p text:style-name="Standard"/>
      <text:p text:style-name="P7">Program çalıştırıldıktan sonra çıktılarda gördüğümüz Context Switcing: 10 -&gt; 0 ifadesi bize 10.prosesten 0. idli processe geçtiğini göstermektedir.(Bu adımda 10 idli proses çalışmaktaydı . <text:span text:style-name="T6">Bu programın çıktısını basar ve ayrıca </text:span>dsi 10a eşit olan prosesin yanında running yazar<text:span text:style-name="T6">(genel anlamda basılan table görüntüsü idsi 10 olan processe aittir.)</text:span>, bir sonraki adımda görürüz ki artık 0 a eşit olan idli prosesin stateinde running yazar <text:span text:style-name="T6">ve artık bu proses çalışır ve bilgileri basılır</text:span>) <text:span text:style-name="T6">Bu adım diğer iki microkernel file’lar çalıştığında da aynı şeyi temsil etmektedir.</text:span></text:p>
      <text:p text:style-name="P7"/>
      <text:p text:style-name="Standard"/>
      <text:p text:style-name="P1">spim -file SPIMOS_GTU_2.s</text:p>
      <text:p text:style-name="P1"/>
      <text:p text:style-name="P3">Bu mikrokernel fileda da aslında yukarıdaki adımlar benzer şekilde gerçekleşmektedir. Tek fark RANDOM syscallu ile hangi random programın o an belleğe yükleneceğine karar verilir. Loop içerisinde <text:s/><text:span text:style-name="T2">1</text:span>0 kere fork ve <text:span text:style-name="T2">child kontolünde chlid bulunur <text:s/>ise </text:span>exec <text:span text:style-name="T2">syscallu çağrılarak</text:span> random seçilmiş program yüklenir. Ve parent <text:span text:style-name="T2">processte</text:span> id parametresi<text:span text:style-name="T2">nin yollandığı waitpid </text:span><text:s/>ile tüm <text:span text:style-name="T2">childların </text:span>bitmesi beklenir. Tüm proseslerin sayısı olan counter sıfırlandığında ana proses sonlanır.</text:p>
      <text:p text:style-name="P1"><text:soft-page-break/></text:p>
      <text:p text:style-name="P1"/>
      <text:p text:style-name="P1">spim -file SPIMOS_GTU_3.s</text:p>
      <text:p text:style-name="P4">Bu program da başladığında yine ilk program akışında anlttığım init hazırlıklarından(process table ve schedular table oluşturulmasından ve değer atamaları sonlandıktan) sonra random system callu çalışır ve fork()==0 eşitliği sağlandığında exec ile programlar çağrılır. Bu adım 2 farklı proses için her biri için 3 kere gerçekleşir. Timer İnterrupt gerçekleştiğinde listede tutulan nextProcess bir sonraki proses işleme konur. Yedeklenen program counter registerlar gibi ihtiyaç duyulan bilgiler geri yüklenir ve daha önce çalışmış process sıkıntısız bir şekilde kaldığı yerden devam eder.</text:p>
      <text:p text:style-name="P4"/>
      <text:p text:style-name="P4"/>
      <text:p text:style-name="P4"/>
      <text:p text:style-name="P4"/>
      <text:p text:style-name="P5">Process table da tutulan bilgiler</text:p>
      <text:p text:style-name="P4">typedef struct {</text:p>
      <text:p text:style-name="P4"><text:tab/>char *name;</text:p>
      <text:p text:style-name="P4"><text:tab/>int id;</text:p>
      <text:p text:style-name="P4"><text:tab/>int pid = 0;</text:p>
      <text:p text:style-name="P4"><text:tab/>mem_addr currPC;</text:p>
      <text:p text:style-name="P4"><text:tab/>int currentSpentTime;</text:p>
      <text:p text:style-name="P4"><text:tab/>int state;</text:p>
      <text:p text:style-name="P4"><text:tab/>mem_addr startAddress;</text:p>
      <text:p text:style-name="P4"><text:tab/>mem_addr endAddress;</text:p>
      <text:p text:style-name="P4"><text:tab/>mem_addr stackPointer;</text:p>
      <text:p text:style-name="P4"><text:tab/>reg_word R2[R_LENGTH];</text:p>
      <text:p text:style-name="P4"><text:tab/>reg_word HI2, LO2;</text:p>
      <text:p text:style-name="P4"><text:tab/>mem_addr data_segment;</text:p>
      <text:p text:style-name="P4"><text:tab/>mem_addr dataPoint;</text:p>
      <text:p text:style-name="P4"/>
      <text:p text:style-name="P4">}Spim_Process;</text:p>
      <text:p text:style-name="P4"><text:s text:c="2"/></text:p>
      <text:p text:style-name="P4"/>
      <text:p text:style-name="P5">Scheduler table da tutulan bilgiiler</text:p>
      <text:p text:style-name="P4"/>
      <text:p text:style-name="P4">typedef struct {</text:p>
      <text:p text:style-name="P4"><text:tab/>int processCount =0;</text:p>
      <text:p text:style-name="P4"><text:tab/>int currentProcessIndex = -1;</text:p>
      <text:p text:style-name="P4"><text:tab/>P_Spim_Process processList[20];</text:p>
      <text:p text:style-name="P4"><text:tab/>mem_addr last_memAddr = DEFAULT_TEXT_LOAD;</text:p>
      <text:p text:style-name="P4"><text:tab/>mem_addr last_data = DATA_BOT;</text:p>
      <text:p text:style-name="P4"/>
      <text:p text:style-name="P4">}Sch_Table;</text:p>
      <text:p text:style-name="P4"/>
      <text:p text:style-name="P4">Test edilmesi için Collatz.asm, BinarySearch.asm ve LinearSearch.asm konmuştur.</text:p>
      <text:p text:style-name="P4"/>
      <text:p text:style-name="P4"/>
      <text:p text:style-name="P6">Bengi Yörükoğlu</text:p>
      <text:p text:style-name="P6">1310440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8:22:07.151490452</meta:creation-date>
    <dc:date>2020-04-08T18:57:32.876940735</dc:date>
    <meta:editing-duration>PT13M14S</meta:editing-duration>
    <meta:editing-cycles>5</meta:editing-cycles>
    <meta:generator>LibreOffice/6.0.7.3$Linux_X86_64 LibreOffice_project/00m0$Build-3</meta:generator>
    <meta:document-statistic meta:table-count="0" meta:image-count="0" meta:object-count="0" meta:page-count="2" meta:paragraph-count="51" meta:word-count="510" meta:character-count="3930" meta:non-whitespace-character-count="3407"/>
  </office:meta>
</office:document-meta>
</file>